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5c3" officeooo:paragraph-rsid="0004a5c3"/>
    </style:style>
    <style:style style:name="P2" style:family="paragraph" style:parent-style-name="Standard">
      <style:text-properties officeooo:rsid="0004a5c3" officeooo:paragraph-rsid="0005084d"/>
    </style:style>
    <style:style style:name="P3" style:family="paragraph" style:parent-style-name="Standard">
      <style:text-properties officeooo:rsid="0005084d" officeooo:paragraph-rsid="0005084d"/>
    </style:style>
    <style:style style:name="T1" style:family="text">
      <style:text-properties officeooo:rsid="0004a5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TING SYSTEMS LABORATORY</text:p>
      <text:p text:style-name="Standard">Assignment <text:span text:style-name="T1">2</text:span></text:p>
      <text:p text:style-name="Standard">Ashwin Waghmare</text:p>
      <text:p text:style-name="Standard">210010060</text:p>
      <text:p text:style-name="Standard"/>
      <text:p text:style-name="Standard"/>
      <text:p text:style-name="P1">1) The minimum number of lines I could achieve to solve this part is 17.</text:p>
      <text:p text:style-name="P1"/>
      <text:p text:style-name="P1">2) Unzip the submission and run the command: gmake all. This will create executables with the names half, twice and square.</text:p>
      <text:p text:style-name="P1"/>
      <text:p text:style-name="P2">3) To achieve this, I have modified the file forkexit.c in minix/servers/pm. I have added the specified lines at line number 115 and 246. Process is created in the method do_fork() and terminated in do_exit().</text:p>
      <text:p text:style-name="P2"/>
      <text:p text:style-name="P3">In part 1, parent process is created first. Then its child prints the letter H along with its pid. This process is then forked and its child prints the next letter and so on. The last process which prints the letter D is exited first, followed by its previous process. The processes exit in reverse order.</text:p>
      <text:p text:style-name="P3"/>
      <text:p text:style-name="P3">In part2, Only one process is created and exited after completion of all command line argument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5:21:31.367621553</meta:creation-date>
    <dc:date>2024-01-21T17:09:39.288740694</dc:date>
    <meta:editing-duration>PT1H48M7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9" meta:word-count="151" meta:character-count="870" meta:non-whitespace-character-count="727"/>
  </office:meta>
</office:document-meta>
</file>